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A7A000003D8615BEC1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="Arrowheads_20_1" draw:marker-start-width="0.254cm" draw:marker-end="Arrowheads_20_1" draw:marker-end-width="0.254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203cm" svg:stroke-color="#ff3333" draw:marker-start="Arrowheads_20_1" draw:marker-start-width="0.254cm" draw:marker-end="Arrowheads_20_1" draw:marker-end-width="0.254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356cm" svg:stroke-color="#ff3333" draw:marker-start="Arrowheads_20_1" draw:marker-start-width="0.482cm" draw:marker-end="Arrowheads_20_1" draw:marker-end-width="0.482cm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186cm" svg:x="1cm" svg:y="10.324cm">
          <draw:image xlink:href="Pictures/1000020100000A7A000003D8615BEC1E.png" xlink:type="simple" xlink:show="embed" xlink:actuate="onLoad">
            <text:p/>
          </draw:image>
        </draw:frame>
        <draw:line draw:style-name="gr2" draw:text-style-name="P1" draw:layer="layout" svg:x1="8.62cm" svg:y1="13.573cm" svg:x2="7.35cm" svg:y2="12.684cm">
          <text:p/>
        </draw:line>
        <draw:line draw:style-name="gr2" draw:text-style-name="P1" draw:layer="layout" svg:x1="9.509cm" svg:y1="13.573cm" svg:x2="7.35cm" svg:y2="12.684cm">
          <text:p/>
        </draw:line>
        <draw:line draw:style-name="gr2" draw:text-style-name="P1" draw:layer="layout" svg:x1="10.144cm" svg:y1="13.573cm" svg:x2="7.35cm" svg:y2="12.684cm">
          <text:p/>
        </draw:line>
        <draw:line draw:style-name="gr2" draw:text-style-name="P1" draw:layer="layout" svg:x1="11.033cm" svg:y1="13.446cm" svg:x2="7.223cm" svg:y2="12.684cm">
          <text:p/>
        </draw:line>
        <draw:custom-shape draw:style-name="gr3" draw:text-style-name="P2" draw:layer="layout" svg:width="1.27cm" svg:height="1.016cm" svg:x="6.588cm" svg:y="11.922cm">
          <text:p text:style-name="P1"><text:span text:style-name="T1">Negative (-) </text:span></text:p>
          <text:p text:style-name="P1"><text:span text:style-name="T1">shor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62cm" svg:y1="13.7cm" svg:x2="8.62cm" svg:y2="15.732cm">
          <text:p/>
        </draw:line>
        <draw:line draw:style-name="gr4" draw:text-style-name="P1" draw:layer="layout" svg:x1="9.509cm" svg:y1="13.7cm" svg:x2="9.509cm" svg:y2="15.732cm">
          <text:p/>
        </draw:line>
        <draw:line draw:style-name="gr4" draw:text-style-name="P1" draw:layer="layout" svg:x1="10.271cm" svg:y1="13.7cm" svg:x2="10.271cm" svg:y2="15.732cm">
          <text:p/>
        </draw:line>
        <draw:line draw:style-name="gr4" draw:text-style-name="P1" draw:layer="layout" svg:x1="11.033cm" svg:y1="13.7cm" svg:x2="11.033cm" svg:y2="15.732cm">
          <text:p/>
        </draw:line>
        <draw:line draw:style-name="gr5" draw:text-style-name="P1" draw:layer="layout" svg:x1="9.89cm" svg:y1="14.716cm" svg:x2="9.89cm" svg:y2="16.113cm">
          <text:p/>
        </draw:line>
        <draw:line draw:style-name="gr6" draw:text-style-name="P1" draw:layer="layout" svg:x1="10.652cm" svg:y1="14.716cm" svg:x2="10.652cm" svg:y2="16.113cm">
          <text:p/>
        </draw:line>
        <draw:line draw:style-name="gr5" draw:text-style-name="P1" draw:layer="layout" svg:x1="11.414cm" svg:y1="14.716cm" svg:x2="11.414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7" draw:fill-hatch-name="Hatching_20_1" draw:fill-image-name="Bitmape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4T09:14:11.265302747</dc:date>
    <meta:document-statistic meta:object-count="13"/>
    <meta:generator>LibreOffice/4.2.8.2$Linux_x86 LibreOffice_project/420m0$Build-2</meta:generator>
  </office:meta>
</office:document-meta>
</file>